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-What should I do…?) 
</text:p>
          </table:table-cell>
          <table:table-cell table:style-name="ce0" office:value-type="string">
            <text:p>(Wh-What should I do...?)</text:p>
          </table:table-cell>
          <table:table-cell table:number-columns-repeated="1019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4T20:55:33+01:00</meta:creation-date>
    <dc:date>2019-11-04T20:55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